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7.3063in"/>
    </style:style>
    <style:style style:name="P1" style:family="paragraph" style:parent-style-name="Table_20_Contents">
      <style:text-properties fo:font-variant="normal" fo:text-transform="none" fo:color="#222222" style:font-name="Liberation Serif" fo:font-size="10.5pt" fo:letter-spacing="normal" fo:font-style="normal" fo:font-weight="normal" style:font-size-asian="10.5pt" style:font-size-complex="10.5pt"/>
    </style:style>
    <style:style style:name="P2" style:family="paragraph" style:parent-style-name="Table_20_Contents" style:list-style-name="L1">
      <style:text-properties fo:font-variant="normal" fo:text-transform="none" fo:color="#222222" style:font-name="Liberation Serif" fo:font-size="10.5pt" fo:letter-spacing="normal" fo:font-style="normal" fo:font-weight="normal" style:font-size-asian="10.5pt" style:font-size-complex="10.5pt"/>
    </style:style>
    <style:style style:name="P3" style:family="paragraph" style:parent-style-name="Table_20_Contents" style:list-style-name="L1">
      <style:text-properties fo:font-variant="normal" fo:text-transform="none" fo:color="#222222" style:font-name="Century Schoolbook L" fo:font-size="10.5pt" fo:letter-spacing="normal" fo:font-style="normal" fo:font-weight="normal" style:font-size-asian="10.5pt" style:font-size-complex="10.5pt"/>
    </style:style>
    <style:style style:name="P4" style:family="paragraph" style:parent-style-name="Table_20_Contents" style:list-style-name="L1">
      <style:text-properties fo:font-variant="normal" fo:text-transform="none" fo:color="#000000" style:font-name="Liberation Serif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P5" style:family="paragraph" style:parent-style-name="Table_20_Contents">
      <style:text-properties style:font-name="Liberation Serif" fo:font-size="11pt" style:font-size-asian="11pt" style:font-size-complex="11pt"/>
    </style:style>
    <style:style style:name="P6" style:family="paragraph" style:parent-style-name="Table_20_Contents">
      <style:text-properties style:font-name="Liberation Serif" fo:font-size="10.5pt" style:font-size-asian="10.5pt" style:font-size-complex="10.5pt"/>
    </style:style>
    <style:style style:name="P7" style:family="paragraph" style:parent-style-name="Table_20_Contents">
      <style:paragraph-properties fo:background-color="transparent">
        <style:background-image/>
      </style:paragraph-properties>
      <style:text-properties style:font-name="Liberation Serif" fo:font-size="10.5pt" style:font-size-asian="10.5pt" style:font-size-complex="10.5pt"/>
    </style:style>
    <style:style style:name="P8" style:family="paragraph" style:parent-style-name="Table_20_Contents">
      <style:paragraph-properties fo:background-color="transparent">
        <style:background-image/>
      </style:paragraph-properties>
      <style:text-properties style:font-name="Liberation Serif" fo:font-size="11pt" style:font-size-asian="11pt" style:font-size-complex="11pt"/>
    </style:style>
    <style:style style:name="P9" style:family="paragraph" style:parent-style-name="Standard">
      <style:text-properties style:font-name="Cantarell" fo:font-size="11pt" style:font-size-asian="11pt" style:font-size-complex="11pt"/>
    </style:style>
    <style:style style:name="P10" style:family="paragraph" style:parent-style-name="Standard">
      <style:text-properties fo:font-size="10.5pt" style:font-size-asian="10.5pt" style:font-size-complex="10.5pt"/>
    </style:style>
    <style:style style:name="P11" style:family="paragraph" style:parent-style-name="Standard">
      <style:text-properties fo:font-size="11pt" style:font-size-asian="11pt" style:font-size-complex="11pt"/>
    </style:style>
    <style:style style:name="T1" style:family="text">
      <style:text-properties style:font-name="Cantarell"/>
    </style:style>
    <style:style style:name="T2" style:family="text">
      <style:text-properties style:font-name="Cantarell" fo:font-weight="bold" style:font-weight-asian="bold" style:font-weight-complex="bold"/>
    </style:style>
    <style:style style:name="T3" style:family="text">
      <style:text-properties style:text-position="super 58%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Minutes of Meeting </text:p>
      <text:p text:style-name="P11"><text:span text:style-name="T1">GMRT</text:span></text:p>
      <text:p text:style-name="P11"><text:tab/><text:tab/><text:tab/><text:tab/><text:tab/><text:span text:style-name="T2">Minutes of Meeting</text:span></text:p>
      <text:p text:style-name="P11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Meeting</text:p>
          </table:table-cell>
          <table:table-cell table:style-name="Table1.B1" office:value-type="string">
            <text:p text:style-name="P5">Meeting related to In House CMS development</text:p>
          </table:table-cell>
        </table:table-row>
        <table:table-row>
          <table:table-cell table:style-name="Table1.A2" office:value-type="string">
            <text:p text:style-name="P8">Held on</text:p>
          </table:table-cell>
          <table:table-cell table:style-name="Table1.B2" office:value-type="string">
            <text:p text:style-name="P5">28<text:span text:style-name="T3">th</text:span> May 2013 Time : 11.30 PM to 12.45 PM; GMRT Conference room</text:p>
          </table:table-cell>
        </table:table-row>
        <table:table-row>
          <table:table-cell table:style-name="Table1.A2" office:value-type="string">
            <text:p text:style-name="P8">Attendees</text:p>
          </table:table-cell>
          <table:table-cell table:style-name="Table1.B2" office:value-type="string">
            <text:p text:style-name="P5">NGK, NAYAK JI, SNK,SSS, CPK, NMS &amp; RRU</text:p>
          </table:table-cell>
        </table:table-row>
        <table:table-row>
          <table:table-cell table:style-name="Table1.A4" office:value-type="string">
            <text:p text:style-name="P8">Agenda</text:p>
          </table:table-cell>
          <table:table-cell table:style-name="Table1.B2" office:value-type="string">
            <text:p text:style-name="P5">In House CMS development </text:p>
          </table:table-cell>
        </table:table-row>
        <table:table-row table:style-name="Table1.5">
          <table:table-cell table:style-name="Table1.A4" office:value-type="string">
            <text:p text:style-name="P7">Highlights</text:p>
            <text:p text:style-name="P7">and items</text:p>
            <text:p text:style-name="P7">discussed </text:p>
          </table:table-cell>
          <table:table-cell table:style-name="Table1.B2" office:value-type="string">
            <text:p text:style-name="P6"><text:s text:c="13"/>Discussed following items :</text:p>
            <text:p text:style-name="P1"/>
            <text:list xml:id="list14655033191" text:style-name="L1">
              <text:list-item>
                <text:p text:style-name="P2">We discussed about budget for the year 2013-2014.</text:p>
                <text:p text:style-name="P2"/>
              </text:list-item>
              <text:list-item>
                <text:p text:style-name="P2">RRU updated that he has implemented a stand alone servo tracking program which upon getting source parameter calculates AZ-EL every 10 Sec.</text:p>
                <text:p text:style-name="P2">RRU has also implemented a Message queue server which interact with DAS SERVER.</text:p>
                <text:p text:style-name="P2">RRU will interact with SSS and SNK to implement all other commands related to DAS.</text:p>
                <text:p text:style-name="P2"/>
              </text:list-item>
              <text:list-item>
                <text:p text:style-name="P4">NMS updated that he is able to communicate with a TCP/IP server using <text:s/>QML GUI.</text:p>
                <text:p text:style-name="P4">He can select some setting on GUI which goes into a structure which is sent on socket to the server. Prototype is ready.</text:p>
                <text:p text:style-name="P3"><text:s text:c="2"/></text:p>
              </text:list-item>
              <text:list-item>
                <text:p text:style-name="P2">CPK updated that GMRT stores has got two Miltec PC.</text:p>
                <text:p text:style-name="P2">CPK also informed that he is working on Rabbit field utility. By using this utility we can remotely program/upgrade Rabbit MCM cards.</text:p>
                <text:p text:style-name="P2"/>
              </text:list-item>
              <text:list-item>
                <text:p text:style-name="P2">SNK updated that database is ready. And he can access information from database on a web page using Java-script and PHP. He is maintaining two kind of database </text:p>
                <text:p text:style-name="P2">- One for current set of frame and other for history.</text:p>
                <text:p text:style-name="P2"/>
              </text:list-item>
              <text:list-item>
                <text:p text:style-name="P2">SSS updated that he has build a prototype using python. He has written a module where server takes commands from one client and send it to another client and acknowledge the same. It can be interfaced with Python GUI.</text:p>
                <text:p text:style-name="P2">SSS also stated that this python module can be made state driven where it can take decision based on the data monitoring.</text:p>
                <text:p text:style-name="P2"/>
              </text:list-item>
              <text:list-item>
                <text:p text:style-name="P2">NGK stated that we can have ABC discussion during 1<text:span text:style-name="T3">st</text:span> week of July.</text:p>
                <text:p text:style-name="P2">She also stated below points :</text:p>
                <text:p text:style-name="P2">- Our New Online_v2 should be self-contented where we can provide 24 hours real <text:s/>time data monitoring.</text:p>
                <text:p text:style-name="P2">- Our focus is on new development as well as optimization of existing algorithm at programming and operational level.</text:p>
                <text:p text:style-name="P2">- Asked SSS to take two commands which can be optimized at operational level.</text:p>
                <text:p text:style-name="P2">- To review the software tools which we are using.</text:p>
                <text:p text:style-name="P2">- To write a summary report of work done with time stamp and what is left to be done.</text:p>
                <text:p text:style-name="P2">- To check previous documents.</text:p>
                <text:p text:style-name="P2"/>
                <text:p text:style-name="P2"/>
                <text:p text:style-name="P2"/>
              </text:list-item>
            </text:list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3-05-28T14:11:43</dc:date>
    <dc:creator>teleset </dc:creator>
    <meta:editing-duration>PT14H48M30S</meta:editing-duration>
    <meta:editing-cycles>188</meta:editing-cycles>
    <meta:generator>LibreOffice/3.4$Linux LibreOffice_project/340m1$Build-602</meta:generator>
    <meta:document-statistic meta:table-count="1" meta:image-count="0" meta:object-count="0" meta:page-count="1" meta:paragraph-count="37" meta:word-count="404" meta:character-count="2178" meta:non-whitespace-character-count="1803"/>
  </office:meta>
</office:document-meta>
</file>